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data-style-name="N0">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2.17cm"/>
    </style:style>
    <style:style style:name="Table4.B" style:family="table-column">
      <style:table-column-properties style:column-width="4.498cm"/>
    </style:style>
    <style:style style:name="Table4.C" style:family="table-column">
      <style:table-column-properties style:column-width="5.556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2" style:family="table-row">
      <style:table-row-properties style:min-row-height="0.683cm"/>
    </style:style>
    <style:style style:name="Table4.A2" style:family="table-cell" style:data-style-name="N0">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A18" style:family="table-cell">
      <style:table-cell-properties style:vertical-align="middle" fo:padding="0.097cm" fo:border-left="0.002cm solid #000000" fo:border-right="none"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30" style:family="table">
      <style:table-properties style:width="16.999cm" fo:margin-top="0cm" fo:margin-bottom="0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99cm" fo:margin-top="0cm" fo:margin-bottom="0cm" table:align="margins" fo:keep-with-next="always"/>
    </style:style>
    <style:style style:name="Table31.A" style:family="table-column">
      <style:table-column-properties style:column-width="4.249cm" style:rel-column-width="16382*"/>
    </style:style>
    <style:style style:name="Table31.D" style:family="table-column">
      <style:table-column-properties style:column-width="4.251cm" style:rel-column-width="16389*"/>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data-style-name="N0">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6.999cm" fo:margin-top="0cm" fo:margin-bottom="0cm" table:align="margins" fo:keep-with-next="always"/>
    </style:style>
    <style:style style:name="Table32.A" style:family="table-column">
      <style:table-column-properties style:column-width="0.94cm" style:rel-column-width="3624*"/>
    </style:style>
    <style:style style:name="Table32.B" style:family="table-column">
      <style:table-column-properties style:column-width="3.941cm" style:rel-column-width="15191*"/>
    </style:style>
    <style:style style:name="Table32.C" style:family="table-column">
      <style:table-column-properties style:column-width="5.849cm" style:rel-column-width="22549*"/>
    </style:style>
    <style:style style:name="Table32.D" style:family="table-column">
      <style:table-column-properties style:column-width="6.269cm" style:rel-column-width="24171*"/>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data-style-name="N0">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93cm"/>
    </style:style>
    <style:style style:name="Table19.B" style:family="table-column">
      <style:table-column-properties style:column-width="3.657cm"/>
    </style:style>
    <style:style style:name="Table19.C" style:family="table-column">
      <style:table-column-properties style:column-width="2.674cm"/>
    </style:style>
    <style:style style:name="Table19.D" style:family="table-column">
      <style:table-column-properties style:column-width="8.673cm"/>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cm" table:align="margins" fo:keep-with-next="always"/>
    </style:style>
    <style:style style:name="Table23.A" style:family="table-column">
      <style:table-column-properties style:column-width="4.249cm" style:rel-column-width="16382*"/>
    </style:style>
    <style:style style:name="Table23.D" style:family="table-column">
      <style:table-column-properties style:column-width="4.251cm" style:rel-column-width="16389*"/>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data-style-name="N0">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6.999cm" fo:margin-top="0cm" fo:margin-bottom="0cm" table:align="margins" fo:keep-with-next="always"/>
    </style:style>
    <style:style style:name="Table24.A" style:family="table-column">
      <style:table-column-properties style:column-width="1.937cm" style:rel-column-width="7468*"/>
    </style:style>
    <style:style style:name="Table24.B" style:family="table-column">
      <style:table-column-properties style:column-width="3.671cm" style:rel-column-width="14151*"/>
    </style:style>
    <style:style style:name="Table24.C" style:family="table-column">
      <style:table-column-properties style:column-width="2.685cm" style:rel-column-width="10349*"/>
    </style:style>
    <style:style style:name="Table24.D" style:family="table-column">
      <style:table-column-properties style:column-width="8.707cm" style:rel-column-width="33567*"/>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data-style-name="N0">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4" style:family="table">
      <style:table-properties style:width="16.999cm" fo:margin-top="0cm" fo:margin-bottom="0cm" table:align="margins" fo:keep-with-next="always"/>
    </style:style>
    <style:style style:name="Table34.A" style:family="table-column">
      <style:table-column-properties style:column-width="4.249cm" style:rel-column-width="16382*"/>
    </style:style>
    <style:style style:name="Table34.D" style:family="table-column">
      <style:table-column-properties style:column-width="4.251cm" style:rel-column-width="16389*"/>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data-style-name="N0">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6.999cm" table:align="margins" fo:keep-with-next="always"/>
    </style:style>
    <style:style style:name="Table35.A" style:family="table-column">
      <style:table-column-properties style:column-width="4.249cm" style:rel-column-width="16382*"/>
    </style:style>
    <style:style style:name="Table35.D" style:family="table-column">
      <style:table-column-properties style:column-width="4.251cm" style:rel-column-width="16389*"/>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data-style-name="N0">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normal" style:font-style-asian="normal" style:font-style-complex="normal"/>
    </style:style>
    <style:style style:name="P4" style:family="paragraph" style:parent-style-name="Table_20_Contents">
      <style:text-properties fo:font-style="normal" style:text-underline-style="none"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normal" style:font-weight-asian="normal" style:font-weight-complex="normal"/>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Heading">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text-properties fo:color="#ff0000"/>
    </style:style>
    <style:style style:name="P18" style:family="paragraph" style:parent-style-name="Text_20_body">
      <style:text-properties fo:color="#dc2300"/>
    </style:style>
    <style:style style:name="P19" style:family="paragraph" style:parent-style-name="Text_20_body" style:list-style-name="L6">
      <style:text-properties fo:color="#dc2300"/>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text-properties fo:font-style="italic" style:text-underline-style="none" style:font-style-asian="italic" style:font-style-complex="italic"/>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ff0000"/>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b 58%" style:font-size-asian="10.5pt"/>
    </style:style>
    <style:style style:name="T6" style:family="text">
      <style:text-properties style:text-position="sub 58%" fo:font-style="italic" style:font-size-asian="10.5pt" style:font-style-asian="italic" style:font-style-complex="italic"/>
    </style:style>
    <style:style style:name="T7" style:family="text">
      <style:text-properties fo:color="#dc2300"/>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7">WIP draft</text:span> </text:p>
      <text:p text:style-name="Signature"><text:date style:data-style-name="N84" text:date-value="2010-12-19T12:17:38">2010-12-19</text:date>, Richard Olsson, Away3D team</text:p>
      <text:p text:style-name="Text_20_body"/>
      <text:p text:style-name="Text_20_body"/>
      <text:p text:style-name="P18">This is a work-in-progress draft of the file format specification for the binary (second-generation) Away3D data format (AWD). Any community feedback is welcome at http://groups.google.com/group/away3d-dev or to r@richardolsson.se.</text:p>
      <text:p text:style-name="P18">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8">All feedback is welcome, but these points are particularly interesting at this time:</text:p>
      <text:list xml:id="list783421973" text:style-name="L6">
        <text:list-item>
          <text:p text:style-name="P19">Namespaces.</text:p>
          <text:list>
            <text:list-item>
              <text:p text:style-name="P19">General thoughts on the need for namespaces?</text:p>
            </text:list-item>
            <text:list-item>
              <text:p text:style-name="P19">Replace user blocks altogether? By enforcing any non-standard (extension/user) block to use a namespace other than null (the default), the need for a single user-block type (255) could be removed. Instead, any block in a non-null namespace would be considered a user block. I'm thinking this is better than the way that user blocks are currently defined. Please let me know your thoughts?</text:p>
            </text:list-item>
            <text:list-item>
              <text:p text:style-name="P19">Should the existence of a namespace list block be enforced in all cases where AWD is extended, or should the fuzzy requirements remain where an extending party is encouraged to use it, but not forced. (not applicable if we remove user-blocks and replace with required namespaces.)</text:p>
            </text:list-item>
            <text:list-item>
              <text:p text:style-name="P19">Should the namespace list block be replaced with single "namespace blocks" with one namespace per block? Probably better when concatenating two files together (because the second document could then have it's namespace be defined only before it's own body data, not the entire body.)</text:p>
            </text:list-item>
          </text:list>
        </text:list-item>
        <text:list-item>
          <text:p text:style-name="P19">Material architecture: Any community feedback or wishes for features are welcome.</text:p>
        </text:list-item>
        <text:list-item>
          <text:p text:style-name="P19">Animation architecture: Any community feedback or wishes for features are welcome.</text:p>
        </text:list-item>
        <text:list-item>
          <text:p text:style-name="P19">Command blocks: Any community feedback is welcome.</text:p>
        </text:list-item>
      </text:list>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Table of Contents</text:p>
          </text:index-title>
          <text:p text:style-name="P7">Part I: Introduction <text:tab/>3</text:p>
          <text:p text:style-name="P8">What is AWD?<text:tab/>3</text:p>
          <text:p text:style-name="P8">What is Away3D?<text:tab/>3</text:p>
          <text:p text:style-name="P8">AWD Design intentions<text:tab/>3</text:p>
          <text:p text:style-name="P8">What about old-school AWD?<text:tab/>4</text:p>
          <text:p text:style-name="P8">How to read this document<text:tab/>4</text:p>
          <text:p text:style-name="P9">For encoder implementers<text:tab/>4</text:p>
          <text:p text:style-name="P9">For parser implementers<text:tab/>4</text:p>
          <text:p text:style-name="P9">For those looking to extend the format<text:tab/>5</text:p>
          <text:p text:style-name="P9">Terminology<text:tab/>5</text:p>
          <text:p text:style-name="P7">Part II: File format specification <text:tab/>6</text:p>
          <text:p text:style-name="P8">Top-level structure of an AWD document<text:tab/>6</text:p>
          <text:p text:style-name="P9">File header<text:tab/>6</text:p>
          <text:p text:style-name="P9">File body<text:tab/>7</text:p>
          <text:p text:style-name="P9">Streaming AWD<text:tab/>8</text:p>
          <text:p text:style-name="P9">Compression<text:tab/>8</text:p>
          <text:p text:style-name="P8">The Data Block concept<text:tab/>9</text:p>
          <text:p text:style-name="P9">Anatomy of a block<text:tab/>9</text:p>
          <text:p text:style-name="P9">Block types<text:tab/>10</text:p>
          <text:p text:style-name="P8">Geometry blocks<text:tab/>11</text:p>
          <text:p text:style-name="P9">MeshData<text:tab/>11</text:p>
          <text:p text:style-name="P9">PathData<text:tab/>13</text:p>
          <text:p text:style-name="P8">Scene object blocks<text:tab/>14</text:p>
          <text:p text:style-name="P9">Scene<text:tab/>14</text:p>
          <text:p text:style-name="P9">Container<text:tab/>14</text:p>
          <text:p text:style-name="P9">Primitive<text:tab/>15</text:p>
          <text:p text:style-name="P9">Lamp<text:tab/>16</text:p>
          <text:p text:style-name="P9">Camera<text:tab/>17</text:p>
          <text:p text:style-name="P9">SoundEmitter<text:tab/>17</text:p>
          <text:p text:style-name="P9">MeshInstance<text:tab/>18</text:p>
          <text:p text:style-name="P9">PathInstance<text:tab/>19</text:p>
          <text:p text:style-name="P8">Partitioning blocks<text:tab/>19</text:p>
          <text:p text:style-name="P9">BSPTree<text:tab/>19</text:p>
          <text:p text:style-name="P9">OctTree<text:tab/>19</text:p>
          <text:p text:style-name="P8">Material blocks<text:tab/>20</text:p>
          <text:p text:style-name="P9">Texture block<text:tab/>20</text:p>
          <text:p text:style-name="P9">Shader block<text:tab/>20</text:p>
          <text:p text:style-name="P9">Material block<text:tab/>20</text:p>
          <text:p text:style-name="P8">Animation blocks<text:tab/>20</text:p>
          <text:p text:style-name="P9">Skeleton<text:tab/>20</text:p>
          <text:p text:style-name="P9">MeshMorphTarget<text:tab/>20</text:p>
          <text:p text:style-name="P8">Miscellaneous blocks<text:tab/>21</text:p>
          <text:p text:style-name="P9">Command blocks<text:tab/>21</text:p>
          <text:p text:style-name="P9">User-defined blocks<text:tab/>21</text:p>
          <text:p text:style-name="P9">Namespace list block<text:tab/>21</text:p>
          <text:p text:style-name="P8">Field types and special values<text:tab/>22</text:p>
          <text:p text:style-name="P9">Numbers<text:tab/>22</text:p>
          <text:p text:style-name="P9">Booleans and true/false values<text:tab/>23</text:p>
          <text:p text:style-name="P9">Byte arrays<text:tab/>23</text:p>
          <text:p text:style-name="P9">Strings<text:tab/>23</text:p>
          <text:p text:style-name="P9">Vectors and matrices<text:tab/>23</text:p>
          <text:p text:style-name="P9">Addresses<text:tab/>24</text:p>
          <text:p text:style-name="P9">Colors<text:tab/>24</text:p>
          <text:p text:style-name="P9">Attributes<text:tab/>24</text:p>
          <text:p text:style-name="P9">References and null values<text:tab/>26</text:p>
          <text:p text:style-name="P7">Part III: Using AWD <text:tab/>27</text:p>
          <text:p text:style-name="P8">Official AWD tools<text:tab/>27</text:p>
          <text:p text:style-name="P9">AWD SDK<text:tab/>27</text:p>
          <text:p text:style-name="P9">Official importer/exporter implementations<text:tab/>27</text:p>
          <text:p text:style-name="P8">Extending the AWD format<text:tab/>28</text:p>
          <text:p text:style-name="P9">Namespaces in AWD<text:tab/>28</text:p>
          <text:p text:style-name="P9">User attributes best practices<text:tab/>29</text:p>
          <text:p text:style-name="P9">User blocks best practices<text:tab/>29</text:p>
          <text:p text:style-name="P8">Parsing an AWD document<text:tab/>29</text:p>
          <text:p text:style-name="P9">Handling block references<text:tab/>29</text:p>
          <text:p text:style-name="P9">Handling unrecognized elements<text:tab/>30</text:p>
          <text:p text:style-name="P9">Parsing extended AWD documents<text:tab/>30</text:p>
          <text:p text:style-name="P8">AWD Structure examples<text:tab/>30</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 verbose for the purpose of using them with Away3D. </text:p>
      <text:p text:style-name="Text_20_body">In addition to this goal, AWD has been designed to be web and Flash friendly, meaning it needs to meet tough file size requirements, while not being to expensive to parse. Focus is on parsing performance over generation performance.</text:p>
      <text:p text:style-name="Text_20_body">The main goals of AWD and reasons for creating it are:</text:p>
      <text:list xml:id="list1573396400" text:style-name="L1">
        <text:list-item>
          <text:p text:style-name="P12">Support all the features of Away3D so that an entire Away3D scene can be transferred using AWD, but don't jump through hoops trying to be more than that.</text:p>
        </text:list-item>
        <text:list-item>
          <text:p text:style-name="P12">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12">Be extendable. Away3D is a constantly evolving engine, and the supporting file format needs to be able to keep up the pace.</text:p>
        </text:list-item>
        <text:list-item>
          <text:p text:style-name="P12"><text:soft-page-break/>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text:p>
      <text:p text:style-name="Text_20_body">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text:soft-page-break/>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text:p>
      <text:h text:style-name="Heading_20_1" text:outline-level="1">Part II: File format specification</text:h>
      <text:h text:style-name="Heading_20_2" text:outline-level="2">Top-level structure of an AWD document</text:h>
      <text:p text:style-name="Text_20_body">The AWD file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3">Array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A2" office:value-type="float" office:value="6">
            <text:p text:style-name="Table_20_Contents">6</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DEFLATE</text:p>
            <text:p text:style-name="Table_20_Contents">2: LZMA</text:p>
          </table:table-cell>
        </table:table-row>
        <table:table-row>
          <table:table-cell table:style-name="Table1.A2" office:value-type="float" office:value="7">
            <text:p text:style-name="Table_20_Contents">7</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Optimize for accuracy</text:p>
          </table:table-cell>
          <table:table-cell table:style-name="Table26.D2" office:value-type="string">
            <text:p text:style-name="Text_20_body">Defines optimization method.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 -</text:p>
            <text:p text:style-name="Table_20_Contents">15 </text:p>
          </table:table-cell>
          <table:table-cell table:style-name="Table26.A2" office:value-type="string">
            <text:p text:style-name="Table_20_Contents">0x0004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algorithms. Body blocks can also be added to an existing AWD document over time, via a mutable media like a network socket. This is referred to as streaming.</text:p>
      <text:h text:style-name="Heading_20_3" text:outline-level="3"><text:soft-page-break/>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3">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DEFLATE compression</text:h>
      <text:p text:style-name="Text_20_body">The DEFLATE compression algorithm is used by the very popular ZIP and GZIP compression file formats and provides a fairly efficient compression at low decompression performance costs. DEFLATE is natively supported by many environments, including Flash Player. This means that in many cases (one of which is indeed the Flash Player) DEFLATE is an excellent trade-off between file size and compression speed. In Flash Player particularly, native decompression of DEFLATE can be several orders of magnitude faster than decoding other formats using implementations in ActionScript 3.</text:p>
      <text:p text:style-name="Focus_20_point">Use DEFLATE when the size of a file is important, but the network connection is believed to be so fast that the size of the file is less important than the time it takes to decode it.</text:p>
      <text:p text:style-name="Text_20_body">In a deflated AWD file, the body is the exact output from gzip without leading or trailing meta-data, which means it can be handed straight to a DEFLATE decoding (inflating)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DEFLATE.</text:p>
      <text:p text:style-name="Focus_20_point">Use LZMA for very large files or when network transfer speed is believed to be the bottle-neck rather than processing speed.</text:p>
      <text:p text:style-name="Text_20_body">The LZMA compression is very configurable, and hence requires some meta-data to be stored for the compressed body data to be correctly decompressed. The first five bytes of the body data in an LZMA-compressed AWD file are the LZMA properties encoded as per the LZMA standard. Following these is a 32-bit integer defining the length of the uncompressed body, again required by the LZMA decoding algorithm. The below table describes the body structure of an LZMA-<text:soft-page-break/>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float" office:value="0">
            <text:p text:style-name="Table_20_Contents">0</text:p>
          </table:table-cell>
          <table:table-cell table:style-name="Table27.B2" office:value-type="string">
            <text:p text:style-name="Table_20_Contents">5</text:p>
          </table:table-cell>
          <table:table-cell table:style-name="Table27.B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B2" office:value-type="string">
            <text:p text:style-name="Table_20_Contents">5</text:p>
          </table:table-cell>
          <table:table-cell table:style-name="Table27.B2" office:value-type="string">
            <text:p text:style-name="Table_20_Contents">4</text:p>
          </table:table-cell>
          <table:table-cell table:style-name="Table27.B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B2" office:value-type="string">
            <text:p text:style-name="Table_20_Contents">9</text:p>
          </table:table-cell>
          <table:table-cell table:style-name="Table27.B2" office:value-type="string">
            <text:p text:style-name="Table_20_Contents">Variable</text:p>
          </table:table-cell>
          <table:table-cell table:style-name="Table27.B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
      <text:h text:style-name="Heading_20_2" text:outline-level="2">The Data Block concept</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A2" office:value-type="float" office:value="4">
            <text:p text:style-name="Table_20_Contents">4</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A2" office:value-type="float" office:value="5">
            <text:p text:style-name="Table_20_Contents">5</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348625226" text:style-name="L2">
        <text:list-item>
          <text:p text:style-name="P13">Block header: 9 bytes structured according to the table above, defining block ID, type and length.</text:p>
        </text:list-item>
        <text:list-item>
          <text:p text:style-name="P13"><text:soft-page-break/>Basic required values: a static condensed list of value-only fields where the order and semantics are defined explicitly by the AWD file format specification and where every value is required.</text:p>
        </text:list-item>
        <text:list-item>
          <text:p text:style-name="P13">Optional properties: a dynamic list of key/value pairs defined by the AWD file format specification. See the section “Numeric Attributes” for more info.</text:p>
        </text:list-item>
        <text:list-item>
          <text:p text:style-name="P13">User attributes: A dynamic list of arbitrary key/value pairs. These can be used for app-specific data or meta-data stored by an encoder user directly.</text:p>
        </text:list-item>
      </text:list>
      <text:h text:style-name="Heading_20_3" text:outline-level="3">Block types</text:h>
      <text:p text:style-name="Text_20_body">The following list documents the block types and the type IDs. </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C1" office:value-type="string">
            <text:p text:style-name="Table_20_Heading">Category</text:p>
          </table:table-cell>
        </table:table-row>
        <table:table-row table:style-name="Table4.2">
          <table:table-cell table:style-name="Table4.A2" office:value-type="float" office:value="1">
            <text:p text:style-name="Table_20_Contents">1</text:p>
          </table:table-cell>
          <table:table-cell table:style-name="Table4.B2" office:value-type="string">
            <text:p text:style-name="Table_20_Contents">MeshData</text:p>
          </table:table-cell>
          <table:table-cell table:style-name="Table4.C2" table:number-rows-spanned="2" office:value-type="string">
            <text:p text:style-name="Table_20_Contents">Geometry/data</text:p>
          </table:table-cell>
        </table:table-row>
        <table:table-row table:style-name="Table4.2">
          <table:table-cell table:style-name="Table4.A2" office:value-type="float" office:value="2">
            <text:p text:style-name="Table_20_Contents">2</text:p>
          </table:table-cell>
          <table:table-cell table:style-name="Table4.B2" office:value-type="string">
            <text:p text:style-name="Table_20_Contents">PathData</text:p>
          </table:table-cell>
          <table:covered-table-cell/>
        </table:table-row>
        <table:table-row table:style-name="Table4.2">
          <table:table-cell table:style-name="Table4.A2" office:value-type="float" office:value="21">
            <text:p text:style-name="Table_20_Contents">21</text:p>
          </table:table-cell>
          <table:table-cell table:style-name="Table4.B2" office:value-type="string">
            <text:p text:style-name="Table_20_Contents">Scene</text:p>
          </table:table-cell>
          <table:table-cell table:style-name="Table4.C2" table:number-rows-spanned="8" office:value-type="string">
            <text:p text:style-name="Table_20_Contents">Scene objects</text:p>
          </table:table-cell>
        </table:table-row>
        <table:table-row table:style-name="Table4.2">
          <table:table-cell table:style-name="Table4.A2" office:value-type="float" office:value="22">
            <text:p text:style-name="Table_20_Contents">22</text:p>
          </table:table-cell>
          <table:table-cell table:style-name="Table4.B2" office:value-type="string">
            <text:p text:style-name="Table_20_Contents">Container</text:p>
          </table:table-cell>
          <table:covered-table-cell/>
        </table:table-row>
        <table:table-row table:style-name="Table4.2">
          <table:table-cell table:style-name="Table4.A2" office:value-type="float" office:value="23">
            <text:p text:style-name="Table_20_Contents">23</text:p>
          </table:table-cell>
          <table:table-cell table:style-name="Table4.B2" office:value-type="string">
            <text:p text:style-name="Table_20_Contents">Primitive</text:p>
          </table:table-cell>
          <table:covered-table-cell/>
        </table:table-row>
        <table:table-row table:style-name="Table4.2">
          <table:table-cell table:style-name="Table4.A2" office:value-type="float" office:value="24">
            <text:p text:style-name="Table_20_Contents">24</text:p>
          </table:table-cell>
          <table:table-cell table:style-name="Table4.B2" office:value-type="string">
            <text:p text:style-name="Table_20_Contents">MeshInstance</text:p>
          </table:table-cell>
          <table:covered-table-cell/>
        </table:table-row>
        <table:table-row table:style-name="Table4.2">
          <table:table-cell table:style-name="Table4.A2" office:value-type="float" office:value="25">
            <text:p text:style-name="Table_20_Contents">25</text:p>
          </table:table-cell>
          <table:table-cell table:style-name="Table4.B2" office:value-type="string">
            <text:p text:style-name="Table_20_Contents">PathInstance</text:p>
          </table:table-cell>
          <table:covered-table-cell/>
        </table:table-row>
        <table:table-row table:style-name="Table4.2">
          <table:table-cell table:style-name="Table4.A2" office:value-type="float" office:value="41">
            <text:p text:style-name="Table_20_Contents">41</text:p>
          </table:table-cell>
          <table:table-cell table:style-name="Table4.B2" office:value-type="string">
            <text:p text:style-name="Table_20_Contents">Lamp</text:p>
          </table:table-cell>
          <table:covered-table-cell/>
        </table:table-row>
        <table:table-row table:style-name="Table4.2">
          <table:table-cell table:style-name="Table4.A2" office:value-type="float" office:value="42">
            <text:p text:style-name="Table_20_Contents">42</text:p>
          </table:table-cell>
          <table:table-cell table:style-name="Table4.B2" office:value-type="string">
            <text:p text:style-name="Table_20_Contents">Camera</text:p>
          </table:table-cell>
          <table:covered-table-cell/>
        </table:table-row>
        <table:table-row table:style-name="Table4.2">
          <table:table-cell table:style-name="Table4.A2" office:value-type="float" office:value="43">
            <text:p text:style-name="Table_20_Contents">43</text:p>
          </table:table-cell>
          <table:table-cell table:style-name="Table4.B2" office:value-type="string">
            <text:p text:style-name="Table_20_Contents">Sound3D</text:p>
          </table:table-cell>
          <table:covered-table-cell/>
        </table:table-row>
        <table:table-row table:style-name="Table4.2">
          <table:table-cell table:style-name="Table4.A2" office:value-type="float" office:value="61">
            <text:p text:style-name="Table_20_Contents">61</text:p>
          </table:table-cell>
          <table:table-cell table:style-name="Table4.B2" office:value-type="string">
            <text:p text:style-name="Table_20_Contents">BSPTree</text:p>
          </table:table-cell>
          <table:table-cell table:style-name="Table4.C2" table:number-rows-spanned="2" office:value-type="string">
            <text:p text:style-name="Standard">Partitioning</text:p>
          </table:table-cell>
        </table:table-row>
        <table:table-row table:style-name="Table4.2">
          <table:table-cell table:style-name="Table4.A2" office:value-type="float" office:value="62">
            <text:p text:style-name="Table_20_Contents">62</text:p>
          </table:table-cell>
          <table:table-cell table:style-name="Table4.B2" office:value-type="string">
            <text:p text:style-name="Table_20_Contents">OctTree</text:p>
          </table:table-cell>
          <table:covered-table-cell/>
        </table:table-row>
        <table:table-row table:style-name="Table4.2">
          <table:table-cell table:style-name="Table4.A2" office:value-type="float" office:value="81">
            <text:p text:style-name="Table_20_Contents">81</text:p>
          </table:table-cell>
          <table:table-cell table:style-name="Table4.A1" office:value-type="string">
            <text:p text:style-name="Table_20_Contents">Material</text:p>
          </table:table-cell>
          <table:table-cell table:style-name="Table4.C1" table:number-rows-spanned="3" office:value-type="string">
            <text:p text:style-name="Table_20_Contents">Materials</text:p>
          </table:table-cell>
        </table:table-row>
        <table:table-row table:style-name="Table4.2">
          <table:table-cell table:style-name="Table4.A2" office:value-type="float" office:value="82">
            <text:p text:style-name="Table_20_Contents">82</text:p>
          </table:table-cell>
          <table:table-cell table:style-name="Table4.B2" office:value-type="string">
            <text:p text:style-name="Table_20_Contents">Texture</text:p>
          </table:table-cell>
          <table:covered-table-cell/>
        </table:table-row>
        <table:table-row table:style-name="Table4.2">
          <table:table-cell table:style-name="Table4.A2" office:value-type="float" office:value="83">
            <text:p text:style-name="Table_20_Contents">83</text:p>
          </table:table-cell>
          <table:table-cell table:style-name="Table4.B2" office:value-type="string">
            <text:p text:style-name="Table_20_Contents">Shader</text:p>
          </table:table-cell>
          <table:covered-table-cell/>
        </table:table-row>
        <table:table-row>
          <table:table-cell table:style-name="Table4.A2" office:value-type="float" office:value="101">
            <text:p text:style-name="Table_20_Contents">101</text:p>
          </table:table-cell>
          <table:table-cell table:style-name="Table4.B2" office:value-type="string">
            <text:p text:style-name="Table_20_Contents">Skeleton</text:p>
          </table:table-cell>
          <table:table-cell table:style-name="Table4.C2" table:number-rows-spanned="2" office:value-type="string">
            <text:p text:style-name="Table_20_Contents">Animation</text:p>
          </table:table-cell>
        </table:table-row>
        <table:table-row>
          <table:table-cell table:style-name="Table4.A18" office:value-type="string">
            <text:p text:style-name="Table_20_Contents">102</text:p>
          </table:table-cell>
          <table:table-cell table:style-name="Table4.B2" office:value-type="string">
            <text:p text:style-name="Table_20_Contents">MeshMorphTarget</text:p>
          </table:table-cell>
          <table:covered-table-cell/>
        </table:table-row>
        <table:table-row>
          <table:table-cell table:style-name="Table4.A18" office:value-type="string">
            <text:p text:style-name="Table_20_Contents">253</text:p>
          </table:table-cell>
          <table:table-cell table:style-name="Table4.B2" office:value-type="string">
            <text:p text:style-name="Table_20_Contents">Command</text:p>
          </table:table-cell>
          <table:table-cell table:style-name="Table4.C2" table:number-rows-spanned="3" office:value-type="string">
            <text:p text:style-name="Table_20_Contents">Miscellaneous</text:p>
          </table:table-cell>
        </table:table-row>
        <table:table-row>
          <table:table-cell table:style-name="Table4.A18" office:value-type="string">
            <text:p text:style-name="Table_20_Contents">254</text:p>
          </table:table-cell>
          <table:table-cell table:style-name="Table4.B2" office:value-type="string">
            <text:p text:style-name="Table_20_Contents">Namespace list</text:p>
          </table:table-cell>
          <table:covered-table-cell/>
        </table:table-row>
        <table:table-row>
          <table:table-cell table:style-name="Table4.A18" office:value-type="string">
            <text:p text:style-name="Table_20_Contents">255</text:p>
          </table:table-cell>
          <table:table-cell table:style-name="Table4.B2" office:value-type="string">
            <text:p text:style-name="Table_20_Contents">User block</text:p>
          </table:table-cell>
          <table:covered-table-cell/>
        </table:table-row>
      </table:table>
      <text:p text:style-name="Table">Table <text:sequence text:ref-name="refTable5" text:name="Table" text:formula="ooow:Table+1" style:num-format="1">6</text:sequence>: Block types, type ID's and categories</text:p>
      <text:p text:style-name="Text_20_body"/>
      <text:h text:style-name="Heading_20_2" text:outline-level="2"><text:soft-page-break/>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referenced by several mesh instances in a scene, so that the same geometry data is used to render several objects saving memory.</text:p>
      <text:p text:style-name="Text_20_body">The top-level structure of a mesh data block is defined by this table:</text:p>
      <table:table table:name="Table7" table:style-name="Table7">
        <table:table-column table:style-name="Table7.A" table:number-columns-repeated="3"/>
        <table:table-column table:style-name="Table7.D"/>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 (unused in this version.)</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float" office:value="0">
            <text:p text:style-name="Table_20_Contents">0</text:p>
          </table:table-cell>
          <table:table-cell table:style-name="Table8.A2" office:value-type="float" office:value="4">
            <text:p text:style-name="Table_20_Contents">4</text:p>
          </table:table-cell>
          <table:table-cell table:style-name="Table8.C2" office:value-type="string">
            <text:p text:style-name="P1">BlockAddr</text:p>
          </table:table-cell>
          <table:table-cell table:style-name="Table8.D2" office:value-type="string">
            <text:p text:style-name="Table_20_Contents">Block ID of material to be used for this sub-mesh.</text:p>
          </table:table-cell>
        </table:table-row>
        <table:table-row>
          <table:table-cell table:style-name="Table8.A2" office:value-type="float" office:value="4">
            <text:p text:style-name="Table_20_Contents">4</text:p>
          </table:table-cell>
          <table:table-cell table:style-name="Table8.A2" office:value-type="float" office:value="4">
            <text:p text:style-name="Table_20_Contents">4</text:p>
          </table:table-cell>
          <table:table-cell table:style-name="Table8.C2" office:value-type="string">
            <text:p text:style-name="P1">uint32</text:p>
          </table:table-cell>
          <table:table-cell table:style-name="Table8.D2" office:value-type="string">
            <text:p text:style-name="Table_20_Contents">Length of sub-mesh (total length of data streams)</text:p>
          </table:table-cell>
        </table:table-row>
        <table:table-row>
          <table:table-cell table:style-name="Table8.A2" office:value-type="float" office:value="8">
            <text:p text:style-name="Table_20_Contents">8</text:p>
          </table:table-cell>
          <table:table-cell table:style-name="Table8.C2" office:value-type="string">
            <text:p text:style-name="Table_20_Contents">Variable</text:p>
          </table:table-cell>
          <table:table-cell table:style-name="Table8.C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
      <text:p text:style-name="Table">Table <text:sequence text:ref-name="refTable7" text:name="Table" text:formula="ooow:Table+1" style:num-format="1">8</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ext:soft-page-break/>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8" text:name="Table" text:formula="ooow:Table+1" style:num-format="1">9</text:sequence>: MeshData data stream structure</text:p>
      <text:p text:style-name="Focus_20_point"><text:span text:style-name="Strong_20_Emphasis">NOTE:</text:span> When the <text:span text:style-name="T1">optimize for accuracy</text:span> flag is set in the file header, the data stream accuracy is increased by using alternate data types in the stream. The above table defines the defaults. See the table below for both variations.</text:p>
      <text:p text:style-name="Text_20_body">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4">
            <text:p text:style-name="Table_20_Contents">4</text:p>
          </table:table-cell>
          <table:table-cell table:style-name="Table15.B2" office:value-type="string">
            <text:p text:style-name="Table_20_Contents">Face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5">
            <text:p text:style-name="Table_20_Contents">5</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9" text:name="Table" text:formula="ooow:Table+1" style:num-format="1">10</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face normals, vertex normals, and vertex tangents data streams</text:h>
      <text:p text:style-name="Text_20_body">All these streams consist of a flattened serialized list of 3-dimensional vectors as floating point number triplets, with the general form <text:span text:style-name="T1">X</text:span><text:span text:style-name="T6">1</text:span><text:span text:style-name="T1"> Y</text:span><text:span text:style-name="T6">1</text:span><text:span text:style-name="T1"> Z</text:span><text:span text:style-name="T6">1</text:span><text:span text:style-name="T1"> X</text:span><text:span text:style-name="T6">2</text:span><text:span text:style-name="T1"> Y</text:span><text:span text:style-name="T6">2</text:span><text:span text:style-name="T1"> Z</text:span><text:span text:style-name="T6">2</text:span><text:span text:style-name="T1"> ... X</text:span><text:span text:style-name="T6">N</text:span><text:span text:style-name="T1"> Y</text:span><text:span text:style-name="T6">N</text:span><text:span text:style-name="T1"> Z</text:span><text:span text:style-name="T6">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3"> in the face index data stream refers to the vertex defined by the three subsequent floating point numbers starting at index </text:span><text:span text:style-name="T1">3i</text:span><text:span text:style-name="T3">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3"> comprises the two subsequent floating point numbers starting at </text:span><text:span text:style-name="T1">2i</text:span><text:span text:style-name="T3"> in the UV stream, and defines the UV coordinate </text:span><text:soft-page-break/><text:span text:style-name="T3">for the vertex defined by the three subsequent floating point numbers starting at index </text:span><text:span text:style-name="T1">3i</text:span><text:span text:style-name="T3"> in the vertex stream.</text:span></text:p>
      <text:h text:style-name="Heading_20_3" text:outline-level="3">PathData</text:h>
      <text:p text:style-name="Text_20_body">PathData blocks define a path as a Bezier curve, which can then be used either to display the path (using a PathInstance block) or as an animation path. Using the same approach as the MeshData block, a path is defined as a series of sub-paths with data streams.</text:p>
      <table:table table:name="Table30" table:style-name="Table30">
        <table:table-column table:style-name="Table30.A" table:number-columns-repeated="3"/>
        <table:table-column table:style-name="Table30.D"/>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string">
            <text:p text:style-name="Table_20_Contents">0</text:p>
          </table:table-cell>
          <table:table-cell table:style-name="Table30.A2" office:value-type="string">
            <text:p text:style-name="Table_20_Contents">Variable</text:p>
          </table:table-cell>
          <table:table-cell table:style-name="Table30.A2" office:value-type="string">
            <text:p text:style-name="P1">VarString</text:p>
          </table:table-cell>
          <table:table-cell table:style-name="Table30.D2" office:value-type="string">
            <text:p text:style-name="Table_20_Contents">Look-up name.</text:p>
          </table:table-cell>
        </table:table-row>
        <table:table-row>
          <table:table-cell table:style-name="Table30.A2" office:value-type="string">
            <text:p text:style-name="Table_20_Contents">Variable</text:p>
          </table:table-cell>
          <table:table-cell table:style-name="Table30.A2" office:value-type="string">
            <text:p text:style-name="Table_20_Contents">2</text:p>
          </table:table-cell>
          <table:table-cell table:style-name="Table30.A2" office:value-type="string">
            <text:p text:style-name="P1">uint16</text:p>
          </table:table-cell>
          <table:table-cell table:style-name="Table30.D2" office:value-type="string">
            <text:p text:style-name="Table_20_Contents">Number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Table_20_Contents">List of <text:span text:style-name="T1">SubPath</text:span> </text:p>
          </table:table-cell>
          <table:table-cell table:style-name="Table30.D2" office:value-type="string">
            <text:p text:style-name="Table_20_Contents">List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NumAttrList</text:p>
          </table:table-cell>
          <table:table-cell table:style-name="Table30.D2" office:value-type="string">
            <text:p text:style-name="Table_20_Contents">Path data properties (unused in this version.)</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UserAttrList</text:p>
          </table:table-cell>
          <table:table-cell table:style-name="Table30.D2" office:value-type="string">
            <text:p text:style-name="Table_20_Contents">User attributes.</text:p>
          </table:table-cell>
        </table:table-row>
      </table:table>
      <text:p text:style-name="Table">Table <text:sequence text:ref-name="refTable10" text:name="Table" text:formula="ooow:Table+1" style:num-format="1">11</text:sequence>: Top-level structure of a PathData block</text:p>
      <text:h text:style-name="Heading_20_4" text:outline-level="4">Sub-paths</text:h>
      <text:p text:style-name="Text_20_body">Sub-paths are per-material divisions of the path, and contain data streams that define the actual path geometry. The ID of the material to use for the path is defined in the sub-path as well as the length of the sub-path data. For paths that are not rendered (e.g. used only as an animation path) the material can safely be set to null.</text:p>
      <table:table table:name="Table31" table:style-name="Table31">
        <table:table-column table:style-name="Table31.A" table:number-columns-repeated="3"/>
        <table:table-column table:style-name="Table31.D"/>
        <table:table-row>
          <table:table-cell table:style-name="Table31.A1" office:value-type="string">
            <text:p text:style-name="Table_20_Heading">Offset</text:p>
          </table:table-cell>
          <table:table-cell table:style-name="Table31.A1" office:value-type="string">
            <text:p text:style-name="Table_20_Heading">Siz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float" office:value="0">
            <text:p text:style-name="Table_20_Contents">0</text:p>
          </table:table-cell>
          <table:table-cell table:style-name="Table31.A2" office:value-type="float" office:value="4">
            <text:p text:style-name="Table_20_Contents">4</text:p>
          </table:table-cell>
          <table:table-cell table:style-name="Table31.C2" office:value-type="string">
            <text:p text:style-name="P1">BlockAddr</text:p>
          </table:table-cell>
          <table:table-cell table:style-name="Table31.D2" office:value-type="string">
            <text:p text:style-name="Table_20_Contents">Block ID of material to be used for this sub-path.</text:p>
          </table:table-cell>
        </table:table-row>
        <table:table-row>
          <table:table-cell table:style-name="Table31.A2" office:value-type="float" office:value="4">
            <text:p text:style-name="Table_20_Contents">4</text:p>
          </table:table-cell>
          <table:table-cell table:style-name="Table31.A2" office:value-type="float" office:value="4">
            <text:p text:style-name="Table_20_Contents">4</text:p>
          </table:table-cell>
          <table:table-cell table:style-name="Table31.C2" office:value-type="string">
            <text:p text:style-name="P1">uint32</text:p>
          </table:table-cell>
          <table:table-cell table:style-name="Table31.D2" office:value-type="string">
            <text:p text:style-name="Table_20_Contents">Length of sub-path (total length of data streams)</text:p>
          </table:table-cell>
        </table:table-row>
        <table:table-row>
          <table:table-cell table:style-name="Table31.A2" office:value-type="float" office:value="8">
            <text:p text:style-name="Table_20_Contents">8</text:p>
          </table:table-cell>
          <table:table-cell table:style-name="Table31.C2" office:value-type="string">
            <text:p text:style-name="Table_20_Contents">Variable</text:p>
          </table:table-cell>
          <table:table-cell table:style-name="Table31.C2" office:value-type="string">
            <text:p text:style-name="Table_20_Contents">List of <text:span text:style-name="T1">DataStream</text:span> </text:p>
          </table:table-cell>
          <table:table-cell table:style-name="Table31.D2" office:value-type="string">
            <text:p text:style-name="Table_20_Contents">Path data streams</text:p>
          </table:table-cell>
        </table:table-row>
      </table:table>
      <text:p text:style-name="Table">Table <text:sequence text:ref-name="refTable11" text:name="Table" text:formula="ooow:Table+1" style:num-format="1">12</text:sequence>: Structure of sub-path definitions.</text:p>
      <text:h text:style-name="Heading_20_4" text:outline-level="4">Path data streams</text:h>
      <text:p text:style-name="Text_20_body">Data streams in PathData blocks have the same format as those in MeshData blocks. Only the allowed stream types differ. Path data streams can be of one out of two available types, either using quadratic curve definition or cubic curve definition.</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ID</text:p>
          </table:table-cell>
          <table:table-cell table:style-name="Table32.A1" office:value-type="string">
            <text:p text:style-name="Table_20_Heading">Stream type</text:p>
          </table:table-cell>
          <table:table-cell table:style-name="Table32.A1" office:value-type="string">
            <text:p text:style-name="Table_20_Heading">Optimize for size (default)</text:p>
          </table:table-cell>
          <table:table-cell table:style-name="Table32.D1" office:value-type="string">
            <text:p text:style-name="Table_20_Heading">Optimize for accuracy (“wide”)</text:p>
          </table:table-cell>
        </table:table-row>
        <table:table-row>
          <table:table-cell table:style-name="Table32.A2" office:value-type="float" office:value="1">
            <text:p text:style-name="Table_20_Contents">1</text:p>
          </table:table-cell>
          <table:table-cell table:style-name="Table32.B2" office:value-type="string">
            <text:p text:style-name="Table_20_Contents">Quadrat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row>
          <table:table-cell table:style-name="Table32.A2" office:value-type="float" office:value="2">
            <text:p text:style-name="Table_20_Contents">2</text:p>
          </table:table-cell>
          <table:table-cell table:style-name="Table32.B2" office:value-type="string">
            <text:p text:style-name="Table_20_Contents">Cub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
      <text:p text:style-name="Table">Table <text:sequence text:ref-name="refTable12" text:name="Table" text:formula="ooow:Table+1" style:num-format="1">13</text:sequence>: Stream types, type IDs and content data types for sub-paths.</text:p>
      <text:h text:style-name="Heading_20_5" text:outline-level="5"><text:soft-page-break/>Content structure of quadratic curve data streams</text:h>
      <text:p text:style-name="Text_20_body">Quadratic curve data is defined as a series of segments, where each segment contains three points which in turn are defined as 3D vectors. This means the structure is similar to the 3D vector data streams of a mesh data (e.g. the vertex positions) except a quadratic curve data stream always contains a number of three-point segments, meaning the number of values in the stream is always a multiple of 9.</text:p>
      <text:h text:style-name="Heading_20_5" text:outline-level="5">Content structure of cubic curve data streams</text:h>
      <text:p text:style-name="Text_20_body">Cubic curve data streams are similar to quadratic curve data streams with the exception that a segment contains four points. This means that the total number of values in a cubic curve data stream is always a multiple of 12.</text:p>
      <text:h text:style-name="Heading_20_2" text:outline-level="2">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previuo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3" text:name="Table" text:formula="ooow:Table+1" style:num-format="1">14</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4" text:name="Table" text:formula="ooow:Table+1" style:num-format="1">15</text:sequence>: Scene block fields (in addition to common scene object fields).</text:p>
      <text:h text:style-name="Heading_20_3" text:outline-level="3">Container</text:h>
      <text:p text:style-name="Text_20_body">Containers are objects that can contain other scene-graph objects, but do not have any volume or <text:soft-page-break/>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5" text:name="Table" text:formula="ooow:Table+1" style:num-format="1">16</text:sequence>: Container block fields (in addition to common scene object fields).</text:p>
      <text:h text:style-name="Heading_20_3" text:outline-level="3">Primitive</text:h>
      <text:p text:style-name="Text_20_body">Primitive blocks are a type of mesh meta-data block in that it doesn't actually contain any mesh data. Rather, the meta-data in the block defines they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float" office:value="2">
            <text:p text:style-name="Table_20_Contents">2</text:p>
          </table:table-cell>
          <table:table-cell table:style-name="Table17.A2" office:value-type="float" office:value="4">
            <text:p text:style-name="Table_20_Contents">4</text:p>
          </table:table-cell>
          <table:table-cell table:style-name="Table17.C2" office:value-type="string">
            <text:p text:style-name="P1">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6" text:name="Table" text:formula="ooow:Table+1" style:num-format="1">17</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row>
          <table:table-cell table:style-name="Table18.A2" office:value-type="float" office:value="5">
            <text:p text:style-name="Table_20_Contents">5</text:p>
          </table:table-cell>
          <table:table-cell table:style-name="Table18.B2" office:value-type="string">
            <text:p text:style-name="Table_20_Contents">Cone</text:p>
          </table:table-cell>
        </table:table-row>
      </table:table>
      <text:p text:style-name="Table">Table <text:sequence text:ref-name="refTable17" text:name="Table" text:formula="ooow:Table+1" style:num-format="1">18</text:sequence>: Primitive types.</text:p>
      <text:p text:style-name="Text_20_body">The numeric properties are defined by the following table. Some properties are limited to a specific primitive or set of primitives. The description column declares when this is the case.</text:p>
      <table:table table:name="Table19" table:style-name="Table19">
        <table:table-column table:style-name="Table19.A"/>
        <table:table-column table:style-name="Table19.B"/>
        <table:table-column table:style-name="Table19.C"/>
        <table:table-column table:style-name="Table19.D"/>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D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D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D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D2" office:value-type="string">
            <text:p text:style-name="Table_20_Contents">Total depth of the primitive (Z axis).</text:p>
          </table:table-cell>
        </table:table-row>
        <table:table-row>
          <table:table-cell table:style-name="Table19.A2" office:value-type="float" office:value="4">
            <text:p text:style-name="Table_20_Contents">4</text:p>
          </table:table-cell>
          <table:table-cell table:style-name="Table19.B2" office:value-type="string">
            <text:p text:style-name="Table_20_Contents">SegmentsW</text:p>
          </table:table-cell>
          <table:table-cell table:style-name="Table19.B2" office:value-type="string">
            <text:p text:style-name="Table_20_Contents">uint16</text:p>
          </table:table-cell>
          <table:table-cell table:style-name="Table19.D2" office:value-type="string">
            <text:p text:style-name="Table_20_Contents">Number of segments on the width/X axis, defaults to 1.</text:p>
          </table:table-cell>
        </table:table-row>
        <table:table-row>
          <table:table-cell table:style-name="Table19.A2" office:value-type="float" office:value="5">
            <text:p text:style-name="Table_20_Contents">5</text:p>
          </table:table-cell>
          <table:table-cell table:style-name="Table19.B2" office:value-type="string">
            <text:p text:style-name="Table_20_Contents">SegmentsH</text:p>
          </table:table-cell>
          <table:table-cell table:style-name="Table19.B2" office:value-type="string">
            <text:p text:style-name="Table_20_Contents">uint16</text:p>
          </table:table-cell>
          <table:table-cell table:style-name="Table19.D2" office:value-type="string">
            <text:p text:style-name="Table_20_Contents">Number of segments on the height/Y axis, defaults to 1.</text:p>
          </table:table-cell>
        </table:table-row>
        <table:table-row>
          <table:table-cell table:style-name="Table19.A2" office:value-type="float" office:value="6">
            <text:p text:style-name="Table_20_Contents">6</text:p>
          </table:table-cell>
          <table:table-cell table:style-name="Table19.B2" office:value-type="string">
            <text:p text:style-name="Table_20_Contents">SegmentsD</text:p>
          </table:table-cell>
          <table:table-cell table:style-name="Table19.B2" office:value-type="string">
            <text:p text:style-name="Table_20_Contents">uint16</text:p>
          </table:table-cell>
          <table:table-cell table:style-name="Table19.D2" office:value-type="string">
            <text:p text:style-name="Table_20_Contents">Number of segments on the depth/Z axis, defaults to 1.</text:p>
          </table:table-cell>
        </table:table-row>
        <table:table-row>
          <table:table-cell table:style-name="Table19.B2" office:value-type="string">
            <text:p text:style-name="Table_20_Contents">7</text:p>
          </table:table-cell>
          <table:table-cell table:style-name="Table19.B2" office:value-type="string">
            <text:p text:style-name="Table_20_Contents">Radius</text:p>
          </table:table-cell>
          <table:table-cell table:style-name="Table19.B2" office:value-type="string">
            <text:p text:style-name="Table_20_Contents">float64</text:p>
          </table:table-cell>
          <table:table-cell table:style-name="Table19.D2" office:value-type="string">
            <text:p text:style-name="Table_20_Contents">Radius of a sphere, cylinder or cone primitive.</text:p>
          </table:table-cell>
        </table:table-row>
      </table:table>
      <text:p text:style-name="Table">Table <text:sequence text:ref-name="refTable18" text:name="Table" text:formula="ooow:Table+1" style:num-format="1">19</text:sequence>: Primitive block properties.</text:p>
      <text:p text:style-name="Text_20_body"/>
      <text:h text:style-name="Heading_20_3" text:outline-level="3">Lamp</text:h>
      <text:p text:style-name="Text_20_body">Lamps are light-sources in the scene that are used for lighting/shading of objects with compatible materials.</text:p>
      <text:p text:style-name="Text_20_body">Lamp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9" text:name="Table" text:formula="ooow:Table+1" style:num-format="1">20</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A2" office:value-type="float" office:value="3">
            <text:p text:style-name="Table_20_Contents">3</text:p>
          </table:table-cell>
          <table:table-cell table:style-name="Table21.B2" office:value-type="string">
            <text:p text:style-name="Table_20_Contents">Specular</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A2" office:value-type="float" office:value="4">
            <text:p text:style-name="Table_20_Contents">4</text:p>
          </table:table-cell>
          <table:table-cell table:style-name="Table21.B2" office:value-type="string">
            <text:p text:style-name="Table_20_Contents">Diffuse</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
      <text:p text:style-name="Table">Table <text:sequence text:ref-name="refTable20" text:name="Table" text:formula="ooow:Table+1" style:num-format="1">21</text:sequence>: Lamp block properties.</text:p>
      <text:p text:style-name="Text_20_body"/>
      <text:h text:style-name="Heading_20_3" text:outline-level="3"><text:soft-page-break/>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21" text:name="Table" text:formula="ooow:Table+1" style:num-format="1">22</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22" text:name="Table" text:formula="ooow:Table+1" style:num-format="1">23</text:sequence>: Camera block properties.</text:p>
      <text:p text:style-name="Text_20_body"/>
      <text:h text:style-name="Heading_20_3" text:outline-level="3">SoundEmitter</text:h>
      <text:p text:style-name="Text_20_body">Sound emitters are the AWD equivalence of the Away3D Sound3D class which plays audio in 3D space, distorting it in such a way that the sound reflects the relative position between the sound source and the listener.</text:p>
      <text:p text:style-name="Text_20_body">The block defines a sound source (e.g. a sound file) and a listener object, as well as lists of optional properties and user attributes.</text:p>
      <table:table table:name="Table23" table:style-name="Table23">
        <table:table-column table:style-name="Table23.A" table:number-columns-repeated="3"/>
        <table:table-column table:style-name="Table23.D"/>
        <text:soft-page-break/>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float" office:value="0">
            <text:p text:style-name="Table_20_Contents">0</text:p>
          </table:table-cell>
          <table:table-cell table:style-name="Table23.A2" office:value-type="float" office:value="4">
            <text:p text:style-name="Table_20_Contents">4</text:p>
          </table:table-cell>
          <table:table-cell table:style-name="Table23.C2" office:value-type="string">
            <text:p text:style-name="P2">BlockAddr</text:p>
          </table:table-cell>
          <table:table-cell table:style-name="Table23.D2" office:value-type="string">
            <text:p text:style-name="Table_20_Contents">Listener object. If null, use current active camera.</text:p>
          </table:table-cell>
        </table:table-row>
        <table:table-row>
          <table:table-cell table:style-name="Table23.A2" office:value-type="float" office:value="4">
            <text:p text:style-name="Table_20_Contents">4</text:p>
          </table:table-cell>
          <table:table-cell table:style-name="Table23.A2" office:value-type="float" office:value="1">
            <text:p text:style-name="Table_20_Contents">1</text:p>
          </table:table-cell>
          <table:table-cell table:style-name="Table23.C2" office:value-type="string">
            <text:p text:style-name="P1">uint8</text:p>
          </table:table-cell>
          <table:table-cell table:style-name="Table23.D2" office:value-type="string">
            <text:p text:style-name="Table_20_Contents">Sound data type.</text:p>
            <text:p text:style-name="Table_20_Contents">1: External (URL)</text:p>
          </table:table-cell>
        </table:table-row>
        <table:table-row>
          <table:table-cell table:style-name="Table23.A2" office:value-type="float" office:value="5">
            <text:p text:style-name="Table_20_Contents">5</text:p>
          </table:table-cell>
          <table:table-cell table:style-name="Table23.A2" office:value-type="float" office:value="4">
            <text:p text:style-name="Table_20_Contents">4</text:p>
          </table:table-cell>
          <table:table-cell table:style-name="Table23.C2" office:value-type="string">
            <text:p text:style-name="P1">uint32</text:p>
          </table:table-cell>
          <table:table-cell table:style-name="Table23.D2" office:value-type="string">
            <text:p text:style-name="Table_20_Contents">Data length</text:p>
          </table:table-cell>
        </table:table-row>
        <table:table-row>
          <table:table-cell table:style-name="Table23.A2" office:value-type="float" office:value="9">
            <text:p text:style-name="Table_20_Contents">9</text:p>
          </table:table-cell>
          <table:table-cell table:style-name="Table23.C2" office:value-type="string">
            <text:p text:style-name="Table_20_Contents">Variable</text:p>
          </table:table-cell>
          <table:table-cell table:style-name="Table23.C2" office:value-type="string">
            <text:p text:style-name="P1">ConstString</text:p>
          </table:table-cell>
          <table:table-cell table:style-name="Table23.D2" office:value-type="string">
            <text:p text:style-name="Table_20_Contents">URL of external sound fi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NumAttrList</text:p>
          </table:table-cell>
          <table:table-cell table:style-name="Table23.D2" office:value-type="string">
            <text:p text:style-name="Table_20_Contents">Sound emitter properties (see separate tab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UserAttrList</text:p>
          </table:table-cell>
          <table:table-cell table:style-name="Table23.D2" office:value-type="string">
            <text:p text:style-name="Table_20_Contents">Sound emitter user attributes.</text:p>
          </table:table-cell>
        </table:table-row>
      </table:table>
      <text:p text:style-name="Table">Table <text:sequence text:ref-name="refTable23" text:name="Table" text:formula="ooow:Table+1" style:num-format="1">24</text:sequence>: SoundEmitter block fields (in addition to common scene object fields.)</text:p>
      <text:p text:style-name="Text_20_body">The URL is defined as a <text:span text:style-name="T1">ConstString</text:span> <text:span text:style-name="T3">, but with variable size. The length of the string is defined by the data length field. This is to allow future support for embedded sound files where the URL of the sound can instead be parsed as a byte array of sound file data.</text:span> </text:p>
      <text:p text:style-name="P5">The last field is a list of numeric attributes, which can be any of the below:</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ID</text:p>
          </table:table-cell>
          <table:table-cell table:style-name="Table24.A1" office:value-type="string">
            <text:p text:style-name="Table_20_Heading">Nam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float" office:value="1">
            <text:p text:style-name="Table_20_Contents">1</text:p>
          </table:table-cell>
          <table:table-cell table:style-name="Table24.B2" office:value-type="string">
            <text:p text:style-name="Table_20_Contents">Volume</text:p>
          </table:table-cell>
          <table:table-cell table:style-name="Table24.B2" office:value-type="string">
            <text:p text:style-name="Table_20_Contents">float64</text:p>
          </table:table-cell>
          <table:table-cell table:style-name="Table24.D2" office:value-type="string">
            <text:p text:style-name="Table_20_Contents">Master volume of the sound played by the sound emitter (after distance adjustments have been made.) Behavior undefined for values &gt; 1.0</text:p>
          </table:table-cell>
        </table:table-row>
        <table:table-row>
          <table:table-cell table:style-name="Table24.A2" office:value-type="float" office:value="2">
            <text:p text:style-name="Table_20_Contents">2</text:p>
          </table:table-cell>
          <table:table-cell table:style-name="Table24.B2" office:value-type="string">
            <text:p text:style-name="Table_20_Contents">Distance scale</text:p>
          </table:table-cell>
          <table:table-cell table:style-name="Table24.B2" office:value-type="string">
            <text:p text:style-name="Table_20_Contents">float64</text:p>
          </table:table-cell>
          <table:table-cell table:style-name="Table24.D2" office:value-type="string">
            <text:p text:style-name="Table_20_Contents">Best described as a distance in world units at which the sound is barely hearable. A value of 1000 will mean the volume of the sound nears the threshold of human-hearable sound as the distance approaches 1000 units.</text:p>
          </table:table-cell>
        </table:table-row>
        <table:table-row>
          <table:table-cell table:style-name="Table24.A2" office:value-type="float" office:value="3">
            <text:p text:style-name="Table_20_Contents">3</text:p>
          </table:table-cell>
          <table:table-cell table:style-name="Table24.B2" office:value-type="string">
            <text:p text:style-name="Table_20_Contents">Driver</text:p>
          </table:table-cell>
          <table:table-cell table:style-name="Table24.B2" office:value-type="string">
            <text:p text:style-name="Table_20_Contents">uint8</text:p>
          </table:table-cell>
          <table:table-cell table:style-name="Table24.D2" office:value-type="string">
            <text:p text:style-name="Table_20_Contents">Defines which Sound3D driver to use.</text:p>
            <text:p text:style-name="Table_20_Contents">1: PanVolumeDriver</text:p>
            <text:p text:style-name="Table_20_Contents">2: HRTFDriver</text:p>
          </table:table-cell>
        </table:table-row>
      </table:table>
      <text:p text:style-name="Table">Table <text:sequence text:ref-name="refTable24" text:name="Table" text:formula="ooow:Table+1" style:num-format="1">25</text:sequence>: SoundEmitter block properties.</text:p>
      <text:p text:style-name="Text_20_body"/>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5" text:name="Table" text:formula="ooow:Table+1" style:num-format="1">26</text:sequence>: MeshInstance fields (in addition to common scene object fields.)</text:p>
      <text:p text:style-name="Text_20_body">There are no properties available for mesh instances in this version of the format.</text:p>
      <text:h text:style-name="Heading_20_3" text:outline-level="3">PathInstance</text:h>
      <text:p text:style-name="Text_20_body">PathInstance blocks are very similar to MeshInstance blocks. They define paths that should be rendered in a scene. Paths that exist for other uses, such as animation paths, do not need to be instantiated in a scene to be utilized.</text:p>
      <text:p text:style-name="Text_20_body">The path geometry is defined by a PathData block which is referenced in the PathInstance block. A PathInstance block has no other required fields than this reference.</text:p>
      <table:table table:name="Table34" table:style-name="Table34">
        <table:table-column table:style-name="Table34.A" table:number-columns-repeated="3"/>
        <table:table-column table:style-name="Table34.D"/>
        <table:table-row>
          <table:table-cell table:style-name="Table34.A1" office:value-type="string">
            <text:p text:style-name="Table_20_Heading">Offset</text:p>
          </table:table-cell>
          <table:table-cell table:style-name="Table34.A1" office:value-type="string">
            <text:p text:style-name="Table_20_Heading">Size</text:p>
          </table:table-cell>
          <table:table-cell table:style-name="Table34.A1" office:value-type="string">
            <text:p text:style-name="Table_20_Heading">Type</text:p>
          </table:table-cell>
          <table:table-cell table:style-name="Table34.D1" office:value-type="string">
            <text:p text:style-name="Table_20_Heading">Description</text:p>
          </table:table-cell>
        </table:table-row>
        <table:table-row>
          <table:table-cell table:style-name="Table34.A2" office:value-type="float" office:value="0">
            <text:p text:style-name="Table_20_Contents">0</text:p>
          </table:table-cell>
          <table:table-cell table:style-name="Table34.A2" office:value-type="float" office:value="4">
            <text:p text:style-name="Table_20_Contents">4</text:p>
          </table:table-cell>
          <table:table-cell table:style-name="Table34.C2" office:value-type="string">
            <text:p text:style-name="P2">BlockAddr</text:p>
          </table:table-cell>
          <table:table-cell table:style-name="Table34.D2" office:value-type="string">
            <text:p text:style-name="Table_20_Contents">ID of path data block.</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NumAttrList</text:p>
          </table:table-cell>
          <table:table-cell table:style-name="Table34.D2" office:value-type="string">
            <text:p text:style-name="Table_20_Contents">Path instance properties (none in this version.)</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UserAttrList</text:p>
          </table:table-cell>
          <table:table-cell table:style-name="Table34.D2" office:value-type="string">
            <text:p text:style-name="Table_20_Contents">Path instance user attributes.</text:p>
          </table:table-cell>
        </table:table-row>
      </table:table>
      <text:p text:style-name="Table">Table <text:sequence text:ref-name="refTable26" text:name="Table" text:formula="ooow:Table+1" style:num-format="1">27</text:sequence>: PathInstance fields (in addition to common scene object fields.)</text:p>
      <text:p text:style-name="Text_20_body">There are no properties available for path instances in this version of the format.</text:p>
      <text:h text:style-name="Heading_20_2" text:outline-level="2">Partitioning blocks</text:h>
      <text:h text:style-name="Heading_20_3" text:outline-level="3">BSPTree</text:h>
      <text:p text:style-name="Text_20_body">Not supported in this draft of the format.</text:p>
      <text:h text:style-name="Heading_20_3" text:outline-level="3">OctTree</text:h>
      <text:p text:style-name="Text_20_body">Not supported in this draft of the format.</text:p>
      <text:h text:style-name="Heading_20_2" text:outline-level="2"><text:soft-page-break/>Material blocks</text:h>
      <text:h text:style-name="Heading_20_3" text:outline-level="3">Texture block</text:h>
      <text:p text:style-name="Text_20_body">Work in progres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float" office:value="0">
            <text:p text:style-name="Table_20_Contents">0</text:p>
          </table:table-cell>
          <table:table-cell table:style-name="Table6.A2" office:value-type="float" office:value="1">
            <text:p text:style-name="Table_20_Contents">1</text:p>
          </table:table-cell>
          <table:table-cell table:style-name="Table6.C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float" office:value="1">
            <text:p text:style-name="Table_20_Contents">1</text:p>
          </table:table-cell>
          <table:table-cell table:style-name="Table6.A2" office:value-type="float" office:value="4">
            <text:p text:style-name="Table_20_Contents">4</text:p>
          </table:table-cell>
          <table:table-cell table:style-name="Table6.C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float" office:value="5">
            <text:p text:style-name="Table_20_Contents">5</text:p>
          </table:table-cell>
          <table:table-cell table:style-name="Table6.C2" office:value-type="string">
            <text:p text:style-name="Table_20_Contents">Variable</text:p>
          </table:table-cell>
          <table:table-cell table:style-name="Table6.C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C2" office:value-type="string">
            <text:p text:style-name="Table_20_Contents">Variable</text:p>
          </table:table-cell>
          <table:table-cell table:style-name="Table6.C2" office:value-type="string">
            <text:p text:style-name="Table_20_Contents">Variable</text:p>
          </table:table-cell>
          <table:table-cell table:style-name="Table6.C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C2" office:value-type="string">
            <text:p text:style-name="Table_20_Contents">Variable</text:p>
          </table:table-cell>
          <table:table-cell table:style-name="Table6.C2" office:value-type="string">
            <text:p text:style-name="Table_20_Contents">Variable</text:p>
          </table:table-cell>
          <table:table-cell table:style-name="Table6.C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Shader block</text:h>
      <text:p text:style-name="Text_20_body">Work in progress</text:p>
      <text:h text:style-name="Heading_20_3" text:outline-level="3">Material block</text:h>
      <text:p text:style-name="Text_20_body">Work in progress.</text:p>
      <text:h text:style-name="Heading_20_2" text:outline-level="2">Animation blocks</text:h>
      <text:p text:style-name="Text_20_body">Animation is not supported in this draft of the file format.</text:p>
      <text:h text:style-name="Heading_20_3" text:outline-level="3">Skeleton</text:h>
      <text:p text:style-name="Text_20_body">Skeleton animation is not supported in this draft of the file format.</text:p>
      <text:h text:style-name="Heading_20_3" text:outline-level="3">MeshMorphTarget</text:h>
      <text:p text:style-name="Text_20_body">Morph targets/shape keys are not supported in this draft of the file format.</text:p>
      <text:h text:style-name="Heading_20_2" text:outline-level="2"><text:soft-page-break/>Miscellaneous blocks</text:h>
      <text:h text:style-name="Heading_20_3" text:outline-level="3">Command blocks</text:h>
      <text:p text:style-name="Text_20_body">Commands are blocks that can alter previously occurring blocks in an AWD document, e.g. change their transformation matrix, modify mesh data or instruct the parser to remove a block altogether. This can be used to communicate real-time changes using AWD streaming between an encoder and a decoder.</text:p>
      <text:p text:style-name="Text_20_body">Command blocks are not supported in this draft of the file format.</text:p>
      <text:h text:style-name="Heading_20_3" text:outline-level="3">User-defined blocks</text:h>
      <text:p text:style-name="Text_20_body">User blocks are a means of extending the AWD format with block types not natively defined in the AWD specification. A parser can opt to ignore all user blocks, but a general-purpose parser is better off letting that decision be made by the parser user (see sections "Extending the AWD format" and "Parsing AWD" for more information about this.) </text:p>
      <text:p text:style-name="Text_20_body">A user-block's body consists of a single required field which specifies the namespace of that block, to prevent collisions and to allow parsers to decide whether the user-block is one that they can understand. </text:p>
      <table:table table:name="Table35" table:style-name="Table35">
        <table:table-column table:style-name="Table35.A" table:number-columns-repeated="3"/>
        <table:table-column table:style-name="Table35.D"/>
        <table:table-row>
          <table:table-cell table:style-name="Table35.A1" office:value-type="string">
            <text:p text:style-name="Table_20_Heading">Offset</text:p>
          </table:table-cell>
          <table:table-cell table:style-name="Table35.A1" office:value-type="string">
            <text:p text:style-name="Table_20_Heading">Size</text:p>
          </table:table-cell>
          <table:table-cell table:style-name="Table35.A1" office:value-type="string">
            <text:p text:style-name="Table_20_Heading">Type</text:p>
          </table:table-cell>
          <table:table-cell table:style-name="Table35.D1" office:value-type="string">
            <text:p text:style-name="Table_20_Heading">Description</text:p>
          </table:table-cell>
        </table:table-row>
        <table:table-row>
          <table:table-cell table:style-name="Table35.A2" office:value-type="float" office:value="0">
            <text:p text:style-name="Table_20_Contents">0</text:p>
          </table:table-cell>
          <table:table-cell table:style-name="Table35.A2" office:value-type="float" office:value="1">
            <text:p text:style-name="Table_20_Contents">1</text:p>
          </table:table-cell>
          <table:table-cell table:style-name="Table35.C2" office:value-type="string">
            <text:p text:style-name="P1">uint8</text:p>
          </table:table-cell>
          <table:table-cell table:style-name="Table35.D2" office:value-type="string">
            <text:p text:style-name="Table_20_Contents">Namespace handle (see "Extending AWD" for more info.) Zero for no namespace.</text:p>
          </table:table-cell>
        </table:table-row>
        <table:table-row>
          <table:table-cell table:style-name="Table35.A2" office:value-type="float" office:value="1">
            <text:p text:style-name="Table_20_Contents">1</text:p>
          </table:table-cell>
          <table:table-cell table:style-name="Table35.C2" office:value-type="string">
            <text:p text:style-name="Table_20_Contents">Variable</text:p>
          </table:table-cell>
          <table:table-cell table:style-name="Table35.C2" office:value-type="string">
            <text:p text:style-name="P1">ByteArray</text:p>
          </table:table-cell>
          <table:table-cell table:style-name="Table35.D2" office:value-type="string">
            <text:p text:style-name="Table_20_Contents">User data.</text:p>
          </table:table-cell>
        </table:table-row>
      </table:table>
      <text:p text:style-name="Table">Table <text:sequence text:ref-name="refTable27" text:name="Table" text:formula="ooow:Table+1" style:num-format="1">28</text:sequence>: Structure of a user-block with a single required field.</text:p>
      <text:p text:style-name="Text_20_body">The structure of the rest of the block body must be defined as a contract between the encoder and decoder.</text:p>
      <text:h text:style-name="Heading_20_3" text:outline-level="3">Namespace list block</text:h>
      <text:p text:style-name="Text_20_body">The namespace list block is a block that should be used whenever there are user extensions in an AWD file. It defines a numeric list of a maximum of 255 strings which in turn serve as unique identifiers for namespaces. Such a namespace string should usually be a URI (to make sure that it's unique.)</text:p>
      <text:p text:style-name="Text_20_body">The block body itself is a flat list of namespace definitions. Each such definition consists of a 8-bit integer for the numeric ID, and a variable string for the URI/string identifier, as defined by the below table.</text:p>
      <table:table table:name="Table36" table:style-name="Table36">
        <table:table-column table:style-name="Table36.A" table:number-columns-repeated="3"/>
        <table:table-column table:style-name="Table36.D"/>
        <text:soft-page-break/>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28" text:name="Table" text:formula="ooow:Table+1" style:num-format="1">29</text:sequence>: Structure of a single namespace definition, multiple of which can occur in a namespace list block.</text:p>
      <text:p text:style-name="Focus_20_point">NOTE: Zero must not be used as a numeric namespace ID. It is reserved for use as a null reference when a user block or user attribute does not have a namespace.</text:p>
      <text:p text:style-name="Text_20_body">See the section on "Extending AWD" for more information about how to use namespaces.</text:p>
      <text:h text:style-name="Heading_20_2" text:outline-level="2">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Numbers</text:h>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1397743950" text:style-name="L3">
        <text:list-item>
          <text:p text:style-name="P14">int8 and uint8</text:p>
        </text:list-item>
        <text:list-item>
          <text:p text:style-name="P14">int16 and uint16</text:p>
        </text:list-item>
        <text:list-item>
          <text:p text:style-name="P14">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947912701" text:style-name="L4">
        <text:list-item>
          <text:p text:style-name="P15">float32 and ufloat32</text:p>
        </text:list-item>
        <text:list-item>
          <text:p text:style-name="P15">float64 and ufloat64</text:p>
        </text:list-item>
      </text:list>
      <text:p text:style-name="Text_20_body">Float values must always be encoded as IEEE-754 compliant floating point numbers.</text:p>
      <text:h text:style-name="Heading_20_4" text:outline-level="4">Endianness</text:h>
      <text:p text:style-name="Text_20_body">All numeric values in AWD are <text:span text:style-name="Emphasis">big-endian</text:span>. Little-endian numbers must never occur in an AWD file or stream.</text:p>
      <text:h text:style-name="Heading_20_3" text:outline-level="3"><text:soft-page-break/>Booleans and true/false values</text:h>
      <text:p text:style-name="P5">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3">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3">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3">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3">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N-dimensional vector</text:h>
      <text:p text:style-name="Text_20_body">N-dimensional vectors are encoded as a 1xN matrix.</text:p>
      <text:h text:style-name="Heading_20_4" text:outline-level="4"><text:soft-page-break/>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3">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a future revision of the AWD format specification.</text:p>
      <text:p text:style-name="Text_20_body">There are two types of attributes, differentiated and referenced by their key/name types:</text:p>
      <text:list xml:id="list1924031845" text:style-name="L5">
        <text:list-item>
          <text:p text:style-name="P16">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16">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4">uint</text:p>
          </table:table-cell>
          <table:table-cell table:style-name="Table12.D2" office:value-type="string">
            <text:p text:style-name="Table_20_Contents">Attribute list length in bytes.</text:p>
          </table:table-cell>
        </table:table-row>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text:soft-page-break/>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4">Variable</text:p>
          </table:table-cell>
          <table:table-cell table:style-name="Table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uint8</text:p>
          </table:table-cell>
          <table:table-cell table:style-name="Table13.D2" office:value-type="string">
            <text:p text:style-name="Table_20_Contents">Attribute type (data type of value).</text:p>
            <text:p text:style-name="Table_20_Contents">1: int32</text:p>
            <text:p text:style-name="Table_20_Contents">2: uint32</text:p>
            <text:p text:style-name="Table_20_Contents">3: float64</text:p>
            <text:p text:style-name="Table_20_Contents">4: Boolean</text:p>
            <text:p text:style-name="Table_20_Contents">5: ConstString</text:p>
            <text:p text:style-name="Table_20_Contents">20: 2x1 vector</text:p>
            <text:p text:style-name="Table_20_Contents">21: 3x1 vector</text:p>
            <text:p text:style-name="Table_20_Contents">22: 4x1 vector</text:p>
            <text:p text:style-name="Table_20_Contents">30: 3x3 matrix</text:p>
            <text:p text:style-name="Table_20_Contents">31: 4x4 matrix</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4">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text:soft-page-break/>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ext:h text:style-name="Heading_20_4" text:outline-level="4">Blender</text:h>
      <text:p text:style-name="Text_20_body">Coming.</text:p>
      <text:h text:style-name="Heading_20_4" text:outline-level="4">Cinema4D</text:h>
      <text:p text:style-name="Text_20_body">Coming.</text:p>
      <text:h text:style-name="Heading_20_4" text:outline-level="4">Maya</text:h>
      <text:p text:style-name="Text_20_body">Coming.</text:p>
      <text:p text:style-name="Text_20_body"/>
      <text:h text:style-name="Heading_20_2" text:outline-level="2"><text:soft-page-break/>Extending the AWD format</text:h>
      <text:p text:style-name="Text_20_body">AWD is user-extendable by the means of user attributes and user blocks. Attributes are a versatile way to extend an already existing block type, such as a mesh instance or a material. User blocks on the other hand can be used to add top-level data types to the format, like player spawn points in a game, force fields in a physics simulator, or a list of configuration settings in an editor. </text:p>
      <text:h text:style-name="Heading_20_3" text:outline-level="3">Namespaces in AWD</text:h>
      <text:p text:style-name="Text_20_body">In rare cases a single AWD file can have been influenced by several separate encoders. It can be the case of an AWD-aware editor opening an AWD file with user extensions, concatenating blocks with further user extensions onto it, and saving it out again. Or it could be a situation where two AWD encoding scripts are used together in the same editor (e.g. to store both general-purpose physics data and game data.)</text:p>
      <text:p text:style-name="Text_20_body">In these situations, there's the odd case where two user attributes have the same name, or several user blocks exist that originate from more than one source and hence have different body structures. To prevent files like these from being incorrectly parsed by user-extended parsers, any encoder that extends AWD should use namespac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uses a shortened ID.</text:p>
      <text:p text:style-name="Text_20_body">In AWD, the shortened ID is a 8-bit unsigned integer that is defined in a namespace list block, and then referenced in every user attribute and user block.</text:p>
      <text:h text:style-name="Heading_20_4" text:outline-level="4">Using the namespace list block</text:h>
      <text:p text:style-name="Text_20_body">An encoder that extends AWD should insert a namespace list block before any user block or block with user attributes appears in the document. It's good practice to put the namespace block first in the file.</text:p>
      <text:p text:style-name="Text_20_body">The namespace list should be appended (if one exists) or created with a namespace definition that consists of a short numeric handle, and a unique string, preferably a URI that is controlled by the encoding entity. See the section "Namespace list block" for the exact structure of this block.</text:p>
      <text:h text:style-name="Heading_20_4" text:outline-level="4">Picking a namespace identifier</text:h>
      <text:p text:style-name="Text_20_body">A namespace identifier can be any string that fits in a VarString. The main requirement is that it is unique in the file where it's used, but it should also be understood by the parser. A game hosted at example.com could use "http://example.com/awdns" as AWD namespace identifier, which can be assumed to be unique not only in a particular file, but also universally usable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text:p>
      <text:h text:style-name="Heading_20_4" text:outline-level="4">Not using namespaces</text:h>
      <text:p text:style-name="Text_20_body">If an encoder is entirely certain that no other parser than the target decoder will be reading the file, <text:soft-page-break/>and that it will not be extended by any other party, it is safe to not use namespaces. Even if such a file ends up being read by an unaware parser, that parser can still skip user blocks and attributes.</text:p>
      <text:p text:style-name="Text_20_body">For such cases, the namespace list block can be omitted, and user blocks and attributes reference the null namespace (zero.)</text:p>
      <text:h text:style-name="Heading_20_3" text:outline-level="3">User attributes best practices</text:h>
      <text:p text:style-name="Text_20_body">Apart from common best practices like consistency and self-documenting names, there are a couple of things to think about when using user attributes. The first is to always use namespaces if there is any hint that other encoders/decoders than those that understand the format could potentially be used with the files.</text:p>
      <text:p text:style-name="Text_20_body">User attribute keys should also be kept as short as possible, while remaining understandable. If the AWD file is compressed, strings like user attribute keys can usually be very efficiently compressed but keeping them short is still always a good idea.</text:p>
      <text:p text:style-name="Text_20_body">It is generally unwise to name user attributes exactly as properties in the target parser or engine and rely on the documentation of the parser/engine for documentation of the attribute. If the engine evolves, the names could lose their meaning and it might not be desirable to have to change the file format. Instead, names that explain the value/content should be used, and the coupling between format and engine can usually be understood from the context.</text:p>
      <text:h text:style-name="Heading_20_3" text:outline-level="3">User blocks best practices</text:h>
      <text:p text:style-name="Text_20_body">As with user attributes, the number one best practice with user blocks is to use namespaces in any case where there is the slightest chance that third-party parsers will be reading the file.</text:p>
      <text:p text:style-name="Text_20_body">A generally good idea is to define the first fields in a user block (after the namespace field) as a a type of sub-block header with a type field. This way, an encoder can document a number of block types that work similarly to the top-level AWD blocks, but which are contained within AWD user blocks. This continues the idea of forwards and backwards compatibility even for different versions of the extended format and decod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A can only refer to node B if A occurs after B in the file stream.</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text:soft-page-break/>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the entire block should be skipped using the size field that is always defined in the common block header. A special case are so called user blocks (type ID 255) which can always be skipped unless a parser is expecting some kind of user-defined block. A parser library should delegate user block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r the null namespace (see section on User-defined blocks and Extending AWD). That way a particular user block can be analyzed and a decision can be made whether it's one of the user blocks that the parser is expecting, or whether it should be skipped.</text:p>
      <text:p text:style-name="Text_20_body">Namespaces must be defined early (usually first) in the file through the use of a namespace list block. From the content of this block, a parser can create a look-up table for namespace identifier strings, and when a namespace reference occurs decide to parse only those user blocks that are in namespaces which it expects and understands.</text:p>
      <text:p text:style-name="Text_20_body">Another common way for extension are the user attributes that can be attached to almost any block. As with user blocks, attributes have a length field, allowing them to be skipped if an attribute key. value type, or the namespace in which the attribute is defined, is unrecognized. Optionally, if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17">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meta:creation-date>2010-10-31T22:08:58</meta:creation-date>
    <dc:date>2010-12-19T12:17:38</dc:date>
    <meta:editing-duration>PT438H15M39S</meta:editing-duration>
    <meta:editing-cycles>488</meta:editing-cycles>
    <meta:generator>NeoOffice/3.1.2$Unix OpenOffice.org_project/Patch 2</meta:generator>
    <meta:print-date>2010-11-01T14:34:27</meta:print-date>
    <dc:title>Away3D Data format (AWD) specification</dc:title>
    <meta:document-statistic meta:table-count="36" meta:image-count="0" meta:object-count="0" meta:page-count="30" meta:paragraph-count="1067" meta:word-count="8881" meta:character-count="52250"/>
    <meta:user-defined meta:name="Info 1"/>
    <meta:user-defined meta:name="Info 2"/>
    <meta:user-defined meta:name="Info 3"/>
    <meta:user-defined meta:name="Info 4"/>
  </office:meta>
</office:document-meta>
</file>